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10.753cm"/>
          <style:tab-stop style:position="15.002cm"/>
          <style:tab-stop style:position="16.999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0.753cm"/>
          <style:tab-stop style:position="13.753cm" style:type="right"/>
          <style:tab-stop style:position="14.002cm"/>
          <style:tab-stop style:position="16.999cm" style:type="right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6.251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6.001cm"/>
          <style:tab-stop style:position="6.752cm"/>
          <style:tab-stop style:position="8.001cm"/>
          <style:tab-stop style:position="8.251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8.752cm"/>
          <style:tab-stop style:position="12.502cm" style:type="right"/>
          <style:tab-stop style:position="12.753cm"/>
          <style:tab-stop style:position="16.999cm" style:type="right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6.999cm" style:type="right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6.999cm" style:type="right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6.999cm" style:type="right"/>
        </style:tab-stops>
      </style:paragraph-properties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>
        <style:tab-stops>
          <style:tab-stop style:position="3.251cm"/>
          <style:tab-stop style:position="16.999cm" style:type="right"/>
        </style:tab-stops>
      </style:paragraph-properties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8.001cm" style:type="center"/>
          <style:tab-stop style:position="16.999cm" style:type="right"/>
        </style:tab-stops>
      </style:paragraph-properties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6.999cm" style:type="right"/>
        </style:tab-stops>
      </style:paragraph-properties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8.001cm" style:type="center"/>
          <style:tab-stop style:position="16.999cm" style:type="right"/>
        </style:tab-stops>
      </style:paragraph-properties>
      <style:text-properties style:font-name="Times New Roman" fo:font-size="12pt" style:text-underline-style="solid" style:text-underline-width="auto" style:text-underline-color="font-color" officeooo:paragraph-rsid="001f01a2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6.999cm" style:type="right"/>
        </style:tab-stops>
      </style:paragraph-properties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6pt" fo:font-style="italic" fo:font-weight="bold" style:font-name-asian="Times New Roman1" style:font-size-asian="6pt" style:language-asian="ru" style:country-asian="RU" style:font-style-asian="italic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8pt" fo:letter-spacing="0.176cm" fo:font-weight="bold" style:font-name-asian="Times New Roman1" style:font-size-asian="18pt" style:language-asian="ru" style:country-asian="RU" style:font-weight-asian="bold" style:font-name-complex="Times New Roman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2pt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11.001cm" style:type="right"/>
        </style:tab-stops>
      </style:paragraph-properties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a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31" style:family="paragraph" style:parent-style-name="Standard">
      <style:paragraph-properties fo:margin-left="0cm" fo:margin-right="2.501cm" fo:margin-top="0cm" fo:margin-bottom="0cm" loext:contextual-spacing="false" fo:line-height="150%" fo:text-align="end" style:justify-single-word="false" fo:text-indent="0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32" style:family="paragraph" style:parent-style-name="Standard">
      <style:paragraph-properties fo:margin-left="13.757cm" fo:margin-right="-0.004cm" fo:margin-top="0cm" fo:margin-bottom="0cm" loext:contextual-spacing="false" fo:line-height="100%" fo:text-align="center" style:justify-single-word="false" fo:text-indent="1.251cm" style:auto-text-indent="false"/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P33" style:family="paragraph" style:parent-style-name="Standard">
      <style:paragraph-properties fo:margin-left="0cm" fo:margin-right="-0.004cm" fo:margin-top="0cm" fo:margin-bottom="0cm" loext:contextual-spacing="false" fo:line-height="100%" fo:text-indent="0cm" style:auto-text-indent="false">
        <style:tab-stops>
          <style:tab-stop style:position="15.503cm" style:type="center"/>
        </style:tab-stops>
      </style:paragraph-properties>
      <style:text-properties style:font-name="Times New Roman" fo:font-size="8pt" style:font-name-asian="Times New Roman1" style:font-size-asian="8pt" style:language-asian="ru" style:country-asian="RU" style:font-name-complex="Times New Roman1" style:font-size-complex="9pt"/>
    </style:style>
    <style:style style:name="P34" style:family="paragraph" style:parent-style-name="Standard">
      <style:paragraph-properties fo:margin-left="0cm" fo:margin-right="-0.004cm" fo:margin-top="0cm" fo:margin-bottom="0cm" loext:contextual-spacing="false" fo:line-height="100%" fo:text-indent="0cm" style:auto-text-indent="false">
        <style:tab-stops>
          <style:tab-stop style:position="10.753cm" style:type="center"/>
          <style:tab-stop style:position="15.002cm" style:type="center"/>
        </style:tab-stops>
      </style:paragraph-properties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P3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end" style:justify-single-word="false" fo:text-indent="1cm" style:auto-text-indent="false" style:page-number="auto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0pt"/>
    </style:style>
    <style:style style:name="T5" style:family="text">
      <style:text-properties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0pt"/>
    </style:style>
    <style:style style:name="T6" style:family="text">
      <style:text-properties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language-asian="ru" style:country-asian="RU" style:font-name-complex="Times New Roman1" style:font-size-complex="9pt"/>
    </style:style>
    <style:style style:name="T8" style:family="text">
      <style:text-properties style:font-name="Times New Roman" style:text-underline-style="solid" style:text-underline-width="auto" style:text-underline-color="font-color" style:font-name-asian="Times New Roman1" style:language-asian="ru" style:country-asian="RU" style:font-name-complex="Times New Roman1" style:font-size-complex="12pt"/>
    </style:style>
    <style:style style:name="T9" style:family="text">
      <style:text-properties style:font-name="Times New Roman" style:font-name-asian="Times New Roman1" style:language-asian="ru" style:country-asian="RU" style:font-name-complex="Times New Roman1" style:font-size-complex="12pt"/>
    </style:style>
    <style:style style:name="T10" style:family="text">
      <style:text-properties officeooo:rsid="001f01a2"/>
    </style:style>
    <style:style style:name="T11" style:family="text">
      <style:text-properties officeooo:rsid="000de947"/>
    </style:style>
    <style:style style:name="T12" style:family="text">
      <style:text-properties officeooo:rsid="0020a8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ИЛОЖЕНИЕ 2</text:p>
      <text:p text:style-name="P1"/>
      <text:p text:style-name="P8">Министерство образования и науки Российской Федерации</text:p>
      <text:p text:style-name="P8">Федеральное государственное бюджетное образовательное учреждение </text:p>
      <text:p text:style-name="P8">высшего профессионального образования</text:p>
      <text:p text:style-name="P8">«Московский государственный технический университет имени Н.Э. Баумана»</text:p>
      <text:p text:style-name="P30">(МГТУ им. Н.Э.Баумана)</text:p>
      <text:p text:style-name="P8"/>
      <text:p text:style-name="P31">УТВЕРЖДАЮ</text:p>
      <text:p text:style-name="P2"><text:span text:style-name="T2"><text:tab/>Заведующий кафедрой<text:tab/></text:span><text:span text:style-name="T3"> <text:s/>ИУ7<text:tab/></text:span></text:p>
      <text:p text:style-name="P32">(Индекс)</text:p>
      <text:p text:style-name="P3"><text:span text:style-name="T1"><text:tab/></text:span><text:span text:style-name="T3"><text:tab/></text:span><text:span text:style-name="T2"><text:tab/></text:span><text:span text:style-name="T3"> <text:s/>Рудаков И.В.</text:span><text:span text:style-name="T7"><text:tab/></text:span></text:p>
      <text:p text:style-name="P33"><text:tab/> (И.О.Фамилия)</text:p>
      <text:p text:style-name="P14"><text:s/>« _____ » ____________ 20 ____ г.</text:p>
      <text:p text:style-name="P24"/>
      <text:p text:style-name="P27">ЗАДАНИЕ</text:p>
      <text:p text:style-name="P28">на выполнение выпускной квалификационной работы бакалавра</text:p>
      <text:p text:style-name="P9"/>
      <text:p text:style-name="P4"><text:span text:style-name="T2">Студент группы </text:span><text:span text:style-name="T3"><text:s text:c="2"/>ИУ7-82Б<text:tab/></text:span></text:p>
      <text:p text:style-name="P9"/>
      <text:p text:style-name="P18"><text:tab/> <text:s text:c="27"/><text:span text:style-name="T10">Шилов Александр Ильич</text:span><text:tab/></text:p>
      <text:p text:style-name="P12">(фамилия, имя, отчество)</text:p>
      <text:p text:style-name="P25"/>
      <text:p text:style-name="P15">Тема квалификационной работы:</text:p>
      <text:p text:style-name="P21"><text:span text:style-name="T12">М</text:span>одифицированный метод поиска пути интеллектуальным агентом в условиях неполной информации<text:span text:style-name="T11"><text:tab/></text:span><text:tab/></text:p>
      <text:p text:style-name="P19"><text:tab/><text:tab/></text:p>
      <text:p text:style-name="P11"/>
      <text:p text:style-name="P15">Источник тематики:</text:p>
      <text:p text:style-name="P22"><text:span text:style-name="T10">Инициативная тема.</text:span><text:tab/></text:p>
      <text:p text:style-name="P22"><text:tab/></text:p>
      <text:p text:style-name="P20"><text:tab/></text:p>
      <text:p text:style-name="P13"/>
      <text:p text:style-name="P16">Тема квалификационной работы утверждена распоряжением по факультету ___________________ № ___________от « ___ » _____________ 20__ г.</text:p>
      <text:p text:style-name="P16"/>
      <text:p text:style-name="P29"><text:span text:style-name="T5">Часть 1. </text:span><text:span text:style-name="T4"><text:s text:c="2"/>Аналитический раздел<text:tab/></text:span></text:p>
      <text:p text:style-name="P17"><text:s text:c="4"/>В первой части работы необходимо провести анализ предметной области. В анализ предметной области входит изучение существующих <text:span text:style-name="T10">методов поиска пути интеллектуальным агентом, анализ достоинств и недостатков их применения в условиях неполной информации.</text:span> Результатом этой части является формализованная постановка задачи. Провести сравнительный анализ существующих <text:span text:style-name="T10">методов и предложить метод на основе нечеткого логического вывода.</text:span><text:tab/></text:p>
      <text:p text:style-name="P17"><text:tab/></text:p>
      <text:p text:style-name="P17"><text:tab/><text:tab/></text:p>
      <text:p text:style-name="P29"><text:soft-page-break/><text:span text:style-name="T6">Часть 2. </text:span><text:span text:style-name="T3"><text:s text:c="2"/>Конструкторский раздел<text:tab/></text:span></text:p>
      <text:p text:style-name="P17"><text:s text:c="4"/>При выполнении конструкторского раздела необходимо разработать метод <text:span text:style-name="T10">поиска пути <text:s/>интеллектуальным агентом в условиях неполной информации на основе нечеткого логического вывода.</text:span> <text:span text:style-name="T10">Разработать математическую модель предложенного метода,</text:span> описать структуру разрабатываемого ПО.<text:tab/></text:p>
      <text:p text:style-name="P17"><text:tab/></text:p>
      <text:p text:style-name="P17"><text:tab/></text:p>
      <text:p text:style-name="P17"><text:tab/></text:p>
      <text:p text:style-name="P10"/>
      <text:p text:style-name="P29"><text:span text:style-name="T6">Часть 3. </text:span><text:span text:style-name="T3"><text:s text:c="2"/>Технологический раздел<text:tab/></text:span></text:p>
      <text:p text:style-name="P17"><text:s text:c="4"/>При выполнении технологической части работы необходимо осуществить выбор языка и среды программирования, описать наиболее важные моменты программной реализации. Также описать информацию, необходимую для сборки разработанного программного обеспечения, форматы входных и выходных данных.<text:tab/></text:p>
      <text:p text:style-name="P17"><text:tab/></text:p>
      <text:p text:style-name="P17"><text:tab/></text:p>
      <text:p text:style-name="P17"><text:bookmark text:name="_GoBack"/></text:p>
      <text:p text:style-name="P29"><text:span text:style-name="T6">Часть 4. </text:span><text:span text:style-name="T3"><text:s text:c="2"/>Экспериментальный раздел<text:tab/></text:span></text:p>
      <text:p text:style-name="P17"><text:s text:c="4"/>При выполнении экспериментальной части работы необходимо провести исследование <text:s/><text:span text:style-name="T10">эффективности</text:span> разработанного метода. Сравнить результаты с существующими аналогами. <text:tab/></text:p>
      <text:p text:style-name="P17"/>
      <text:p text:style-name="P10"/>
      <text:p text:style-name="P23">Оформление квалификационной работы:</text:p>
      <text:p text:style-name="P26"/>
      <text:p text:style-name="P6"><text:span text:style-name="T2">Расчетно-пояснительная записка на<text:tab/></text:span><text:span text:style-name="T3"> 50-80<text:tab/></text:span><text:span text:style-name="T2"><text:tab/>листах формата А4.</text:span></text:p>
      <text:p text:style-name="P25"/>
      <text:p text:style-name="P13">Перечень графического (иллюстративного) материала (чертежи, плакаты, слайды и т.п.)</text:p>
      <text:p text:style-name="P17"><text:tab/></text:p>
      <text:p text:style-name="P17"><text:tab/></text:p>
      <text:p text:style-name="P17"><text:tab/></text:p>
      <text:p text:style-name="P17"><text:tab/></text:p>
      <text:p text:style-name="P10"/>
      <text:p text:style-name="P10">Дата выдачи задания « ___ » ____________ 20__ г.</text:p>
      <text:p text:style-name="P10"/>
      <text:p text:style-name="P10">В соответствии с учебным планом выпускную квалификационную работу выполнить в полном объеме в срок до « ____ » ____________ 20____ г.</text:p>
      <text:p text:style-name="P10"/>
      <text:p text:style-name="P7"><text:span text:style-name="T1">Руководитель квалификационной работы</text:span><text:span text:style-name="T2"><text:tab/></text:span><text:span text:style-name="T3"><text:tab/></text:span><text:span text:style-name="T2"><text:tab/></text:span><text:span text:style-name="T7"><text:tab/></text:span></text:p>
      <text:p text:style-name="P34"><text:tab/>(Подпись, дата)<text:tab/>(И.О.Фамилия)</text:p>
      <text:p text:style-name="P10"/>
      <text:p text:style-name="P7"><text:span text:style-name="T1">Студент<text:tab/></text:span><text:span text:style-name="T3"><text:tab/></text:span><text:span text:style-name="T2"><text:tab/></text:span><text:span text:style-name="T7"><text:tab/></text:span></text:p>
      <text:p text:style-name="P34"><text:tab/>(Подпись, дата)<text:tab/>(И.О.Фамилия)</text:p>
      <text:p text:style-name="P10"/>
      <text:p text:style-name="P5"><text:span text:style-name="T8">Примечание</text:span><text:span text:style-name="T9">:</text:span></text:p>
      <text:p text:style-name="P10">1. Задание оформляется в двух экземплярах: один выдается студенту, второй хранится на кафедр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alus</meta:initial-creator>
    <meta:editing-cycles>37</meta:editing-cycles>
    <meta:creation-date>2016-03-25T07:02:00</meta:creation-date>
    <dc:date>2019-04-20T12:22:43.233424565</dc:date>
    <meta:editing-duration>P2DT8H42S</meta:editing-duration>
    <meta:generator>LibreOffice/5.1.6.2$Linux_X86_64 LibreOffice_project/10m0$Build-2</meta:generator>
    <meta:document-statistic meta:table-count="0" meta:image-count="0" meta:object-count="0" meta:page-count="2" meta:paragraph-count="55" meta:word-count="307" meta:character-count="2720" meta:non-whitespace-character-count="23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